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d134c"/>
    </style:style>
    <style:style style:name="T1" style:family="text">
      <style:text-properties officeooo:rsid="000d13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- LAB 5 a LAB 8</text:p>
      <text:p text:style-name="P1"/>
      <text:p text:style-name="P1">Identificação: Pedro Mesquita Maia – 2312664</text:p>
      <text:p text:style-name="P1"/>
      <text:p text:style-name="P1">Objetivo:</text:p>
      <text:p text:style-name="P1">O objetivo desses laboratórios foi implementar e testar diferentes formas de representar grafos, além de aplicar algoritmos para encontrar a árvore geradora mínima (MST) de um grafo. Ao longo dos LAB 5 a LAB 8, fomos desafiados a trabalhar com representações de grafos, implementar o algoritmo de busca em largura (BFS) e testar os algoritmos de Prim e Kruskal para obter a MST.</text:p>
      <text:p text:style-name="P1"/>
      <text:p text:style-name="P1">No LAB 5, o desafio foi representar um grafo de duas maneiras: como lista de adjacências e como matriz de adjacências. A lista de adjacências é mais eficiente em termos de espaço, pois apenas armazena os vértices vizinhos, sendo útil quando o grafo é esparso. Já a matriz de adjacências utiliza uma estrutura 2D para indicar se existe uma aresta entre dois vértices, o que pode ser mais eficiente quando o grafo é denso. Ambas as representações foram implementadas e testadas com um grafo simples de 5 vértices e 7 arestas, e funcionaram bem em termos de clareza e facilidade de manipulação.</text:p>
      <text:p text:style-name="P1"/>
      <text:p text:style-name="P1">No LAB 6, implementamos a busca em largura (BFS), um algoritmo clássico para explorar grafos. O objetivo era percorrer o grafo começando pelo vértice 0 e visitar todos os vértices vizinhos de maneira nível a nível. Utilizamos uma fila para garantir que os vértices fossem processados na ordem em que foram descobertos. A BFS foi eficiente e conseguiu explorar todo o grafo corretamente.</text:p>
      <text:p text:style-name="P1"/>
      <text:p text:style-name="P1">No LAB 7, usamos o algoritmo de Prim para calcular a árvore geradora mínima (MST). O algoritmo começa com um vértice e, a cada passo, adiciona a aresta de menor peso que conecta um vértice da MST a um vértice fora dela. Para garantir que a aresta de menor peso fosse escolhida, usamos uma fila de prioridade. A árvore geradora mínima foi exibida corretamente, mostrando as arestas de menor custo que conectam todos os vértices, e conseguimos calcular o custo total da MST.</text:p>
      <text:p text:style-name="P1"/>
      <text:p text:style-name="P1">No LAB 8, implementamos o algoritmo de Kruskal, que é outra maneira de encontrar a árvore geradora mínima. Diferente do Prim, o Kruskal trabalha diretamente com as arestas do grafo. Ele ordena as arestas por peso e, em seguida, vai adicionando as mais leves à MST, desde que não formem ciclos. Para isso, usamos uma estrutura de dados chamada conjunto disjunto, que facilita verificar se a adição de uma aresta vai formar um ciclo. A árvore geradora mínima foi gerada corretamente e exibimos o custo total das arestas que formam a MST.</text:p>
      <text:p text:style-name="P1"/>
      <text:p text:style-name="P1">Ao longo de todos os laboratórios, tive a oportunidade de entender melhor como os grafos funcionam e como diferentes algoritmos podem ser aplicados para resolver problemas práticos, como encontrar a árvore geradora mínima. O uso de estruturas de dados como filas de prioridade e conjuntos disjuntos foi essencial para que os algoritmos funcionassem corretamente e de maneira eficiente. Além disso, a implementação de cada algoritmo foi uma ótima oportunidade para melhorar minhas habilidades de programação e entender melhor as diferenças entre os métodos de Prim e Kruskal.</text:p>
      <text:p text:style-name="P1"/>
      <text:p text:style-name="P2">O código foi compilado com o comando gcc -o <text:s/><text:span text:style-name="T1">kruskal kruskal.c e gcc -o <text:s/>buscaAmplitude buscaAmplitude.c, os outros labs estão nas imagens.</text:span> <text:s/><text:span text:style-name="T1">A</text:span>pós os testes, todas as funcionalidades foram confirmadas como corretas. Este trabalho <text:span text:style-name="T1">eu achei mais tranquilo que o último (de árvore b+), e também ajudou a revisar os conceitos para a prov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23:21:18.096950445</meta:creation-date>
    <dc:date>2024-12-03T23:25:04.400997320</dc:date>
    <meta:editing-duration>PT3M46S</meta:editing-duration>
    <meta:editing-cycles>2</meta:editing-cycles>
    <meta:generator>LibreOffice/7.6.5.2$Linux_X86_64 LibreOffice_project/38d5f62f85355c192ef5f1dd47c5c0c0c6d6598b</meta:generator>
    <meta:print-date>2024-12-03T23:24:58.282985928</meta:print-date>
    <meta:printed-by>PDF files</meta:printed-by>
    <meta:document-statistic meta:table-count="0" meta:image-count="0" meta:object-count="0" meta:page-count="1" meta:paragraph-count="10" meta:word-count="557" meta:character-count="3348" meta:non-whitespace-character-count="2797"/>
  </office:meta>
</office:document-meta>
</file>